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 fo:text-align="center" style:justify-single-word="false"/>
      <style:text-properties officeooo:rsid="00011123" officeooo:paragraph-rsid="00011123"/>
    </style:style>
    <style:style style:name="P2" style:family="paragraph" style:parent-style-name="Standard">
      <style:paragraph-properties fo:line-height="130%" fo:text-align="justify" style:justify-single-word="false"/>
      <style:text-properties officeooo:rsid="00011123" officeooo:paragraph-rsid="00011123"/>
    </style:style>
    <style:style style:name="P3" style:family="paragraph" style:parent-style-name="Standard">
      <style:paragraph-properties fo:line-height="130%" fo:text-align="justify" style:justify-single-word="false"/>
      <style:text-properties officeooo:rsid="00022a0b" officeooo:paragraph-rsid="00022a0b"/>
    </style:style>
    <style:style style:name="P4" style:family="paragraph" style:parent-style-name="Standard">
      <style:paragraph-properties fo:line-height="130%" fo:text-align="center" style:justify-single-word="false"/>
      <style:text-properties officeooo:paragraph-rsid="00011123"/>
    </style:style>
    <style:style style:name="P5" style:family="paragraph" style:parent-style-name="Standard">
      <style:paragraph-properties fo:line-height="130%" fo:text-align="justify" style:justify-single-word="false"/>
      <style:text-properties officeooo:rsid="001185c8" officeooo:paragraph-rsid="00022a0b"/>
    </style:style>
    <style:style style:name="P6" style:family="paragraph" style:parent-style-name="Standard" style:list-style-name="L1">
      <style:paragraph-properties fo:line-height="130%" fo:text-align="justify" style:justify-single-word="false"/>
      <style:text-properties officeooo:rsid="000a1ee8" officeooo:paragraph-rsid="000a1ee8"/>
    </style:style>
    <style:style style:name="P7" style:family="paragraph" style:parent-style-name="Standard" style:list-style-name="L1">
      <style:paragraph-properties fo:line-height="130%" fo:text-align="justify" style:justify-single-word="false"/>
      <style:text-properties officeooo:rsid="000a1ee8" officeooo:paragraph-rsid="000b818b"/>
    </style:style>
    <style:style style:name="P8" style:family="paragraph" style:parent-style-name="Standard" style:list-style-name="L2">
      <style:paragraph-properties fo:line-height="130%" fo:text-align="justify" style:justify-single-word="false"/>
      <style:text-properties officeooo:rsid="000a1ee8" officeooo:paragraph-rsid="00168f3a"/>
    </style:style>
    <style:style style:name="P9" style:family="paragraph" style:parent-style-name="Standard" style:list-style-name="L3">
      <style:paragraph-properties fo:line-height="130%" fo:text-align="justify" style:justify-single-word="false"/>
      <style:text-properties officeooo:rsid="000a1ee8" officeooo:paragraph-rsid="001601b0"/>
    </style:style>
    <style:style style:name="P10" style:family="paragraph" style:parent-style-name="Standard" style:list-style-name="L4">
      <style:paragraph-properties fo:line-height="130%" fo:text-align="justify" style:justify-single-word="false"/>
      <style:text-properties officeooo:rsid="000a1ee8" officeooo:paragraph-rsid="00168f3a"/>
    </style:style>
    <style:style style:name="P11" style:family="paragraph" style:parent-style-name="Standard" style:list-style-name="L5">
      <style:paragraph-properties fo:line-height="130%" fo:text-align="justify" style:justify-single-word="false"/>
      <style:text-properties officeooo:rsid="000a1ee8" officeooo:paragraph-rsid="00168f3a"/>
    </style:style>
    <style:style style:name="P12" style:family="paragraph" style:parent-style-name="Standard" style:list-style-name="L6">
      <style:paragraph-properties fo:line-height="130%" fo:text-align="justify" style:justify-single-word="false"/>
      <style:text-properties officeooo:rsid="000a1ee8" officeooo:paragraph-rsid="0017545f"/>
    </style:style>
    <style:style style:name="P13" style:family="paragraph" style:parent-style-name="Standard" style:list-style-name="L8">
      <style:paragraph-properties fo:line-height="130%" fo:text-align="justify" style:justify-single-word="false"/>
      <style:text-properties officeooo:rsid="000a1ee8" officeooo:paragraph-rsid="00191b70"/>
    </style:style>
    <style:style style:name="P14" style:family="paragraph" style:parent-style-name="Standard" style:list-style-name="L9">
      <style:paragraph-properties fo:line-height="130%" fo:text-align="justify" style:justify-single-word="false"/>
      <style:text-properties officeooo:rsid="000a1ee8" officeooo:paragraph-rsid="00191b70"/>
    </style:style>
    <style:style style:name="P15" style:family="paragraph" style:parent-style-name="Standard" style:list-style-name="L10">
      <style:paragraph-properties fo:line-height="130%" fo:text-align="justify" style:justify-single-word="false"/>
      <style:text-properties officeooo:rsid="000a1ee8" officeooo:paragraph-rsid="0019ae9f"/>
    </style:style>
    <style:style style:name="P16" style:family="paragraph" style:parent-style-name="Standard" style:list-style-name="L7">
      <style:paragraph-properties fo:line-height="130%" fo:text-align="justify" style:justify-single-word="false"/>
      <style:text-properties officeooo:rsid="000a1ee8" officeooo:paragraph-rsid="000b818b"/>
    </style:style>
    <style:style style:name="P17" style:family="paragraph" style:parent-style-name="Standard" style:list-style-name="L12">
      <style:paragraph-properties fo:line-height="130%" fo:text-align="justify" style:justify-single-word="false"/>
      <style:text-properties officeooo:rsid="000a1ee8" officeooo:paragraph-rsid="001c210d"/>
    </style:style>
    <style:style style:name="P18" style:family="paragraph" style:parent-style-name="Standard" style:list-style-name="L13">
      <style:paragraph-properties fo:line-height="130%" fo:text-align="justify" style:justify-single-word="false"/>
      <style:text-properties officeooo:rsid="000a1ee8" officeooo:paragraph-rsid="001c210d"/>
    </style:style>
    <style:style style:name="P19" style:family="paragraph" style:parent-style-name="Standard" style:list-style-name="L14">
      <style:paragraph-properties fo:line-height="130%" fo:text-align="justify" style:justify-single-word="false"/>
      <style:text-properties officeooo:rsid="000a1ee8" officeooo:paragraph-rsid="001da04e"/>
    </style:style>
    <style:style style:name="P20" style:family="paragraph" style:parent-style-name="Standard" style:list-style-name="L15">
      <style:paragraph-properties fo:line-height="130%" fo:text-align="justify" style:justify-single-word="false"/>
      <style:text-properties officeooo:rsid="000a1ee8" officeooo:paragraph-rsid="001edfcc"/>
    </style:style>
    <style:style style:name="P21" style:family="paragraph" style:parent-style-name="Standard" style:list-style-name="L11">
      <style:paragraph-properties fo:line-height="130%" fo:text-align="justify" style:justify-single-word="false"/>
      <style:text-properties officeooo:rsid="000a1ee8" officeooo:paragraph-rsid="000ce488"/>
    </style:style>
    <style:style style:name="P22" style:family="paragraph" style:parent-style-name="Standard" style:list-style-name="L16">
      <style:paragraph-properties fo:line-height="130%" fo:text-align="justify" style:justify-single-word="false"/>
      <style:text-properties officeooo:rsid="000a1ee8" officeooo:paragraph-rsid="001fdabf"/>
    </style:style>
    <style:style style:name="P23" style:family="paragraph" style:parent-style-name="Standard" style:list-style-name="L7">
      <style:paragraph-properties fo:line-height="130%" fo:text-align="justify" style:justify-single-word="false"/>
      <style:text-properties officeooo:rsid="000b818b" officeooo:paragraph-rsid="000b818b"/>
    </style:style>
    <style:style style:name="P24" style:family="paragraph" style:parent-style-name="Standard" style:list-style-name="L11">
      <style:paragraph-properties fo:line-height="130%" fo:text-align="justify" style:justify-single-word="false"/>
      <style:text-properties officeooo:rsid="000b818b" officeooo:paragraph-rsid="000b818b"/>
    </style:style>
    <style:style style:name="P25" style:family="paragraph" style:parent-style-name="Standard" style:list-style-name="L11">
      <style:paragraph-properties fo:line-height="130%" fo:text-align="justify" style:justify-single-word="false"/>
      <style:text-properties officeooo:rsid="000ce488" officeooo:paragraph-rsid="000ce488"/>
    </style:style>
    <style:style style:name="P26" style:family="paragraph" style:parent-style-name="Standard" style:list-style-name="L17">
      <style:paragraph-properties fo:line-height="130%" fo:text-align="justify" style:justify-single-word="false"/>
      <style:text-properties officeooo:rsid="000d47b8" officeooo:paragraph-rsid="000d47b8"/>
    </style:style>
    <style:style style:name="P27" style:family="paragraph" style:parent-style-name="Standard" style:list-style-name="L18">
      <style:paragraph-properties fo:line-height="130%" fo:text-align="justify" style:justify-single-word="false"/>
      <style:text-properties officeooo:rsid="00022a0b" officeooo:paragraph-rsid="00022a0b"/>
    </style:style>
    <style:style style:name="P28" style:family="paragraph" style:parent-style-name="Standard" style:list-style-name="L18">
      <style:paragraph-properties fo:line-height="130%" fo:text-align="justify" style:justify-single-word="false"/>
      <style:text-properties officeooo:rsid="00022a0b" officeooo:paragraph-rsid="00255638"/>
    </style:style>
    <style:style style:name="T1" style:family="text">
      <style:text-properties fo:color="#000000" style:font-name="Times New Roman" fo:font-size="12pt" fo:language="none" fo:country="none" officeooo:rsid="00109e42" style:font-size-asian="12pt" style:font-name-complex="Times New Roman1" style:font-size-complex="12pt"/>
    </style:style>
    <style:style style:name="T2" style:family="text">
      <style:text-properties officeooo:rsid="000a1ee8"/>
    </style:style>
    <style:style style:name="T3" style:family="text">
      <style:text-properties fo:font-style="italic" officeooo:rsid="000a1ee8" style:font-style-asian="italic" style:font-style-complex="italic"/>
    </style:style>
    <style:style style:name="T4" style:family="text">
      <style:text-properties officeooo:rsid="000b818b"/>
    </style:style>
    <style:style style:name="T5" style:family="text">
      <style:text-properties officeooo:rsid="000ce488"/>
    </style:style>
    <style:style style:name="T6" style:family="text">
      <style:text-properties officeooo:rsid="0014caea"/>
    </style:style>
    <style:style style:name="T7" style:family="text">
      <style:text-properties officeooo:rsid="00011123"/>
    </style:style>
    <style:style style:name="T8" style:family="text">
      <style:text-properties officeooo:rsid="0014fbf0"/>
    </style:style>
    <style:style style:name="T9" style:family="text">
      <style:text-properties officeooo:rsid="001601b0"/>
    </style:style>
    <style:style style:name="T10" style:family="text">
      <style:text-properties officeooo:rsid="00168f3a"/>
    </style:style>
    <style:style style:name="T11" style:family="text">
      <style:text-properties officeooo:rsid="001fdabf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 <text:span text:style-name="T6">4</text:span></text:p>
      <text:p text:style-name="P4"><text:span text:style-name="T7">“</text:span><text:span text:style-name="T1">Перегрузка операторов</text:span><text:span text:style-name="T7">”</text:span></text:p>
      <text:p text:style-name="P1"/>
      <text:p text:style-name="P2"><text:tab/>На основе лабораторной работы № <text:span text:style-name="T8">3, перегрузить операторы для улучшения работы с созданной структурой данных. Согласно варианта реализовать набор перегруженных операторов. Для обработки ошибочных ситуаций использовать механизм исключений. Номер варианта </text:span><text:span text:style-name="T3">i</text:span><text:span text:style-name="T2"> определяется согласно номера студента в журнале </text:span><text:span text:style-name="T3">N</text:span><text:span text:style-name="T2"> по формуле:</text:span></text:p>
      <text:p text:style-name="P1"><draw:frame draw:style-name="fr1" draw:name="Объект1" text:anchor-type="as-char" svg:y="-0.67cm" svg:width="2.478cm" svg:height="1.099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2"><text:tab/><text:span text:style-name="T4">Написать тестовое приложение, демонстрирующее работу класса для данных простого и сложного типа (например запись), корректную обработку ошибок.</text:span></text:p>
      <text:p text:style-name="P2"/>
      <text:p text:style-name="P2"><text:tab/><text:span text:style-name="T2">Варианты:</text:span></text:p>
      <text:list xml:id="list4284460504" text:style-name="L1">
        <text:list-item>
          <text:p text:style-name="P6">циклический односвязный линейный список. Операторы:</text:p>
          <text:list>
            <text:list-item>
              <text:p text:style-name="P6">“<text:span text:style-name="T9">&lt;&lt;</text:span> <text:span text:style-name="T9">” </text:span>- добавление <text:span text:style-name="T4">нового элемента </text:span>в конец списка;</text:p>
            </text:list-item>
          </text:list>
        </text:list-item>
      </text:list>
      <text:list xml:id="list729615076" text:style-name="L2">
        <text:list-item>
          <text:list>
            <text:list-item>
              <text:p text:style-name="P8">“<text:span text:style-name="T9">&lt;</text:span> <text:span text:style-name="T9">” </text:span>- добавление <text:span text:style-name="T4">нового элемента </text:span>в начало списка;</text:p>
            </text:list-item>
          </text:list>
        </text:list-item>
      </text:list>
      <text:list xml:id="list3751068155" text:style-name="L3">
        <text:list-item>
          <text:list>
            <text:list-item>
              <text:p text:style-name="P9">“()” - чтение элемента по номеру;</text:p>
            </text:list-item>
          </text:list>
        </text:list-item>
      </text:list>
      <text:list xml:id="list172223833761305" text:continue-list="list4284460504" text:style-name="L1">
        <text:list-item>
          <text:list>
            <text:list-item>
              <text:p text:style-name="P6">“-” <text:span text:style-name="T10">int</text:span> - удаление по номеру.</text:p>
            </text:list-item>
          </text:list>
        </text:list-item>
        <text:list-item>
          <text:p text:style-name="P7"><text:span text:style-name="T4">дек с использованием динамического линейного списка</text:span>. Операторы:</text:p>
        </text:list-item>
      </text:list>
      <text:list xml:id="list1416222849" text:style-name="L4">
        <text:list-item>
          <text:list>
            <text:list-item>
              <text:p text:style-name="P10">“<text:span text:style-name="T9">&lt;&lt;</text:span> <text:span text:style-name="T9">” </text:span>- добавление <text:span text:style-name="T4">нового элемента </text:span>в конец;</text:p>
            </text:list-item>
            <text:list-item>
              <text:p text:style-name="P10">“<text:span text:style-name="T9">&lt;</text:span> <text:span text:style-name="T9">” </text:span>- добавление <text:span text:style-name="T4">нового элемента </text:span>в начало;</text:p>
            </text:list-item>
          </text:list>
        </text:list-item>
      </text:list>
      <text:list xml:id="list550550607" text:style-name="L5">
        <text:list-item>
          <text:list>
            <text:list-item>
              <text:p text:style-name="P11">“<text:span text:style-name="T10">&gt;&gt;</text:span> <text:span text:style-name="T9">” </text:span>- <text:span text:style-name="T4">извлечение элемента</text:span> <text:span text:style-name="T4">из</text:span> конца;</text:p>
            </text:list-item>
          </text:list>
        </text:list-item>
      </text:list>
      <text:list xml:id="list1240302650" text:style-name="L6">
        <text:list-item>
          <text:list>
            <text:list-item>
              <text:p text:style-name="P12">“<text:span text:style-name="T10">&gt;</text:span> <text:span text:style-name="T9">” </text:span>- <text:span text:style-name="T4">извлечение элемента</text:span> <text:span text:style-name="T4">из</text:span> начала;</text:p>
            </text:list-item>
          </text:list>
        </text:list-item>
      </text:list>
      <text:list xml:id="list3777659443" text:style-name="L7">
        <text:list-item>
          <text:p text:style-name="P23">очередь с использованием динамического линейного списка. Операторы:</text:p>
        </text:list-item>
      </text:list>
      <text:list xml:id="list344116677" text:style-name="L8">
        <text:list-item>
          <text:list>
            <text:list-item>
              <text:p text:style-name="P13">“<text:span text:style-name="T9">&lt;&lt;</text:span> <text:span text:style-name="T9">” </text:span>- добавление <text:span text:style-name="T4">нового элемента</text:span>;</text:p>
            </text:list-item>
          </text:list>
        </text:list-item>
      </text:list>
      <text:list xml:id="list2847400558" text:style-name="L9">
        <text:list-item>
          <text:list>
            <text:list-item>
              <text:p text:style-name="P14">“<text:span text:style-name="T10">&gt;&gt;</text:span> <text:span text:style-name="T9">” - извлечение элемента</text:span>;</text:p>
            </text:list-item>
          </text:list>
        </text:list-item>
      </text:list>
      <text:list xml:id="list172222233279346" text:continue-list="list3777659443" text:style-name="L7">
        <text:list-item>
          <text:p text:style-name="P23">стек с использованием динамического линейного списка<text:span text:style-name="T2">. Операторы:</text:span></text:p>
        </text:list-item>
      </text:list>
      <text:list xml:id="list2304264897" text:style-name="L10">
        <text:list-item>
          <text:list>
            <text:list-item>
              <text:p text:style-name="P15">“<text:span text:style-name="T9">&lt;&lt;</text:span> <text:span text:style-name="T9">” </text:span>- добавление <text:span text:style-name="T4">нового элемента</text:span>;</text:p>
            </text:list-item>
            <text:list-item>
              <text:p text:style-name="P15">“<text:span text:style-name="T10">&gt;&gt;</text:span> <text:span text:style-name="T9">” - извлечение элемента</text:span>;</text:p>
            </text:list-item>
          </text:list>
        </text:list-item>
      </text:list>
      <text:list xml:id="list172222687405582" text:continue-list="list172222233279346" text:style-name="L7">
        <text:list-item>
          <text:p text:style-name="P23">левый верхний треугольник квадратной матрицы. Размеры указываются в конструкторе<text:span text:style-name="T2">. Операторы:</text:span></text:p>
          <text:list>
            <text:list-item>
              <text:p text:style-name="P16"><text:span text:style-name="T4">“[]” - чтение и запись элемента по индексу</text:span>;</text:p>
            </text:list-item>
          </text:list>
        </text:list-item>
      </text:list>
      <text:list xml:id="list1353388221" text:style-name="L11">
        <text:list-item>
          <text:p text:style-name="P24">правый верхний треугольник квадратной матрицы. Размеры указываются в конструкторе. Операторы:</text:p>
        </text:list-item>
      </text:list>
      <text:list xml:id="list533286396" text:style-name="L12">
        <text:list-item>
          <text:list>
            <text:list-item>
              <text:p text:style-name="P17"><text:span text:style-name="T4">“[]” - чтение и запись элемента по индексу</text:span>;</text:p>
            </text:list-item>
          </text:list>
        </text:list-item>
      </text:list>
      <text:list xml:id="list172223240347102" text:continue-list="list1353388221" text:style-name="L11">
        <text:list-item>
          <text:p text:style-name="P24">левый нижний треугольник квадратной матрицы. Размеры указываются в конструкторе<text:span text:style-name="T2">. Операторы:</text:span></text:p>
        </text:list-item>
      </text:list>
      <text:list xml:id="list636880609" text:style-name="L13">
        <text:list-item>
          <text:list>
            <text:list-item>
              <text:p text:style-name="P18"><text:span text:style-name="T4">“[]” - чтение и запись элемента по индексу</text:span>;</text:p>
            </text:list-item>
          </text:list>
        </text:list-item>
      </text:list>
      <text:list xml:id="list172223872977655" text:continue-list="list172223240347102" text:style-name="L11">
        <text:list-item>
          <text:p text:style-name="P24">правый нижний треугольник квадратной матрицы. Размеры указываются в конструкторе<text:span text:style-name="T2">. Операторы:</text:span></text:p>
        </text:list-item>
      </text:list>
      <text:list xml:id="list1182176497" text:style-name="L14">
        <text:list-item>
          <text:list>
            <text:list-item>
              <text:p text:style-name="P19"><text:soft-page-break/><text:span text:style-name="T4">“[]” - чтение и запись элемента по индексу</text:span>;</text:p>
            </text:list-item>
          </text:list>
        </text:list-item>
      </text:list>
      <text:list xml:id="list172222155561685" text:continue-list="list172223872977655" text:style-name="L11">
        <text:list-item>
          <text:p text:style-name="P25">ленточная структура хранения квадратной матрицы. <text:span text:style-name="T4">Размеры </text:span>матрицы и ленты<text:span text:style-name="T4"> указываются в конструкторе. Операторы:</text:span></text:p>
        </text:list-item>
      </text:list>
      <text:list xml:id="list2050449486" text:style-name="L15">
        <text:list-item>
          <text:list>
            <text:list-item>
              <text:p text:style-name="P20"><text:span text:style-name="T4">“[]” - чтение и запись элемента по индексу</text:span>;</text:p>
            </text:list-item>
          </text:list>
        </text:list-item>
      </text:list>
      <text:list xml:id="list172222652531104" text:continue-list="list172222155561685" text:style-name="L11">
        <text:list-item>
          <text:p text:style-name="P21">циклический <text:span text:style-name="T5">двух</text:span>связный линейный список. Операторы:</text:p>
        </text:list-item>
      </text:list>
      <text:list xml:id="list2979298255" text:style-name="L16">
        <text:list-item>
          <text:list>
            <text:list-item>
              <text:p text:style-name="P22">“<text:span text:style-name="T9">&lt;&lt;</text:span> <text:span text:style-name="T9">” </text:span>- добавление <text:span text:style-name="T4">нового элемента </text:span>в конец;</text:p>
            </text:list-item>
            <text:list-item>
              <text:p text:style-name="P22">“<text:span text:style-name="T9">&lt;</text:span> <text:span text:style-name="T9">” </text:span>- добавление <text:span text:style-name="T4">нового элемента </text:span>в начало;</text:p>
            </text:list-item>
          </text:list>
        </text:list-item>
      </text:list>
      <text:list xml:id="list172222847638745" text:continue-list="list172222652531104" text:style-name="L11">
        <text:list-item>
          <text:list>
            <text:list-item>
              <text:p text:style-name="P21">“[]” - чтение элемента по номеру;</text:p>
            </text:list-item>
            <text:list-item>
              <text:p text:style-name="P21">“-” <text:span text:style-name="T11">int - </text:span>удаление по номеру.</text:p>
            </text:list-item>
          </text:list>
        </text:list-item>
      </text:list>
      <text:p text:style-name="P2"/>
      <text:p text:style-name="P2"><text:tab/>Содержание отчёта</text:p>
      <text:list xml:id="list2498324687" text:style-name="L17">
        <text:list-item>
          <text:p text:style-name="P26">Постановка задачи</text:p>
        </text:list-item>
        <text:list-item>
          <text:p text:style-name="P26">Содержимое заголовочного файла класса<text:span text:style-name="T2">‑шаблон</text:span>а</text:p>
        </text:list-item>
        <text:list-item>
          <text:p text:style-name="P26">Список исключительных ситуаций при работе класса<text:span text:style-name="T2">‑шаблон</text:span>а</text:p>
        </text:list-item>
        <text:list-item>
          <text:p text:style-name="P26">Текст одного из методов класса<text:span text:style-name="T2">‑шаблон</text:span>а, реализующего перегрузку оператора</text:p>
        </text:list-item>
        <text:list-item>
          <text:p text:style-name="P26">Пример работы класса<text:span text:style-name="T2">‑шаблон</text:span>а для двух разных типов</text:p>
        </text:list-item>
        <text:list-item>
          <text:p text:style-name="P26">Пример работы класса<text:span text:style-name="T2">‑шаблон</text:span>а по обработке исключительных ситуаций</text:p>
        </text:list-item>
      </text:list>
      <text:p text:style-name="P3"/>
      <text:p text:style-name="P3"><text:tab/>Вопросы на защиту</text:p>
      <text:p text:style-name="P3"/>
      <text:list xml:id="list2502368449" text:style-name="L18">
        <text:list-item>
          <text:p text:style-name="P27">Каков синтаксис перегрузки оператора?</text:p>
        </text:list-item>
        <text:list-item>
          <text:p text:style-name="P28">Как можно вызвать функцию перегрузки оператора?</text:p>
        </text:list-item>
        <text:list-item>
          <text:p text:style-name="P27">Нужно ли перегружать операцию присваивания относительно определённого пользователем типа данных, например класса? Почему?</text:p>
        </text:list-item>
        <text:list-item>
          <text:p text:style-name="P27">Можно ли изменить приоритет перегруженной операции?</text:p>
        </text:list-item>
        <text:list-item>
          <text:p text:style-name="P27">Можно ли изменить количество операндов перегруженной операции?</text:p>
        </text:list-item>
        <text:list-item>
          <text:p text:style-name="P27">Можно ли изменить ассоциативность перегруженной операции?</text:p>
        </text:list-item>
        <text:list-item>
          <text:p text:style-name="P27">Можно ли, используя дружественную функцию, перегрузить оператор присваивания?</text:p>
        </text:list-item>
        <text:list-item>
          <text:p text:style-name="P27">Все ли операторы языка С++ могут быть перегружены?</text:p>
        </text:list-item>
        <text:list-item>
          <text:p text:style-name="P27">Как перегрузить индексное выражение?</text:p>
        </text:list-item>
        <text:list-item>
          <text:p text:style-name="P27">Есть ли преимущество использования перегрузки операторов с использованием дружественных функций? Если есть, в чём оно заключается?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1T21:41:44.800450665</meta:creation-date>
    <dc:date>2019-11-12T17:22:21.853366256</dc:date>
    <meta:editing-duration>PT1H15M1S</meta:editing-duration>
    <meta:editing-cycles>33</meta:editing-cycles>
    <meta:generator>LibreOffice/6.3.2.2$Linux_x86 LibreOffice_project/30$Build-2</meta:generator>
    <meta:document-statistic meta:table-count="0" meta:image-count="0" meta:object-count="1" meta:page-count="2" meta:paragraph-count="55" meta:word-count="463" meta:character-count="3189" meta:non-whitespace-character-count="2823"/>
  </office:meta>
</office:document-meta>
</file>

<file path=Object 1/content.xml><?xml version="1.0" encoding="utf-8"?>
<math xmlns="http://www.w3.org/1998/Math/MathML" display="block">
  <semantics>
    <mrow>
      <mi>i</mi>
      <mo stretchy="false">=</mo>
      <mrow>
        <mrow>
          <mo fence="true" stretchy="true">{</mo>
          <mrow>
            <mfrac>
              <mrow>
                <mi>N</mi>
                <mo stretchy="false">−</mo>
                <mn>1</mn>
              </mrow>
              <mn>10</mn>
            </mfrac>
          </mrow>
          <mo fence="true" stretchy="true">}</mo>
        </mrow>
        <mo stretchy="false">+</mo>
        <mn>1</mn>
      </mrow>
    </mrow>
    <annotation encoding="StarMath 5.0">i= left lbrace {  N-1} over {10} right rbrace +1 </annotation>
  </semantics>
</math>
</file>